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name="afb4b02" style:parent-style-name="Table_20_Contents">
      <style:text-properties fo:background-color="#00cc33"/>
    </style:style>
    <style:style style:family="table-cell" style:name="a4343ad">
      <style:table-cell-properties fo:background-color="#00cc33"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paragraph" style:name="ab93f60" style:parent-style-name="Table_20_Contents">
      <style:text-properties fo:background-color="#00cc33"/>
    </style:style>
    <style:style style:family="table-cell" style:name="aaa5bf0">
      <style:table-cell-properties fo:background-color="#00cc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name="abb0a91" style:parent-style-name="Table_20_Contents">
      <style:text-properties fo:background-color="#00cc33"/>
    </style:style>
    <style:style style:family="table-cell" style:name="ab0b3aa">
      <style:table-cell-properties fo:background-color="#00cc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fd41b">
      <style:table-cell-properties fo:background-color="#3333ff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11356">
      <style:table-cell-properties fo:background-color="#3333ff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b2651">
      <style:table-cell-properties fo:background-color="#3333ff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aa06d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510c82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c7598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name="a69377b" style:parent-style-name="Table_20_Contents">
      <style:text-properties fo:background-color="#00cc33"/>
    </style:style>
    <style:style style:data-style-name="N0" style:family="table-cell" style:name="a1c4e84">
      <style:table-cell-properties fo:background-color="#00cc33"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paragraph" style:name="a9a652d" style:parent-style-name="Table_20_Contents">
      <style:text-properties fo:background-color="#00cc33"/>
    </style:style>
    <style:style style:data-style-name="N0" style:family="table-cell" style:name="aa64c3a">
      <style:table-cell-properties fo:background-color="#00cc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paragraph" style:name="abe5390" style:parent-style-name="Table_20_Contents">
      <style:text-properties fo:background-color="#00cc33"/>
    </style:style>
    <style:style style:data-style-name="N0" style:family="table-cell" style:name="a84a022">
      <style:table-cell-properties fo:background-color="#00cc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3f5dfb">
      <style:table-cell-properties fo:background-color="#3333ff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60a12b">
      <style:table-cell-properties fo:background-color="#3333ff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7ec78f">
      <style:table-cell-properties fo:background-color="#3333ff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6cafba">
      <style:table-cell-properties fo:background-color="#ff33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b4e475">
      <style:table-cell-properties fo:background-color="#ff33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749a4b">
      <style:table-cell-properties fo:background-color="#ff33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860f02">
      <style:table-column-properties style:rel-column-width="7287*"/>
    </style:style>
    <style:style style:family="table-column" style:name="a422df8">
      <style:table-column-properties style:rel-column-width="7281*"/>
    </style:style>
    <style:style style:family="table" style:name="a97dd08">
      <style:table-properties style:width="17.0cm" table:align="left"/>
    </style:style>
    <number:number-style style:name="N0">
      <number:number number:min-integer-digits="1"/>
    </number:number-style>
  </office:automatic-styles>
  <office:body>
    <office:text>
      <table:table table:style-name="a97dd08">
        <table:table-column table:number-columns-repeated="8" table:style-name="a422df8"/>
        <table:table-column table:style-name="a860f02"/>
        <table:table-row>
          <table:table-cell table:style-name="a749a4b">
            <text:p text:style-name="Table_20_Contents">70</text:p>
          </table:table-cell>
          <table:table-cell table:style-name="ab4e475">
            <text:p text:style-name="Table_20_Contents">1</text:p>
          </table:table-cell>
          <table:table-cell table:style-name="a6cafba">
            <text:p text:style-name="Table_20_Contents">2</text:p>
          </table:table-cell>
          <table:table-cell table:style-name="a7ec78f">
            <text:p text:style-name="Table_20_Contents">3</text:p>
          </table:table-cell>
          <table:table-cell table:style-name="a60a12b">
            <text:p text:style-name="Table_20_Contents">4</text:p>
          </table:table-cell>
          <table:table-cell table:style-name="a3f5dfb">
            <text:p text:style-name="Table_20_Contents">5</text:p>
          </table:table-cell>
          <table:table-cell table:style-name="a84a022">
            <text:p text:style-name="abe5390">6</text:p>
          </table:table-cell>
          <table:table-cell table:style-name="aa64c3a">
            <text:p text:style-name="a9a652d">7</text:p>
          </table:table-cell>
          <table:table-cell table:style-name="a1c4e84">
            <text:p text:style-name="a69377b"/>
          </table:table-cell>
        </table:table-row>
        <table:table-row>
          <table:table-cell table:style-name="a0c7598">
            <text:p text:style-name="Table_20_Contents">a</text:p>
          </table:table-cell>
          <table:table-cell table:style-name="a510c82">
            <text:p text:style-name="Table_20_Contents">b</text:p>
          </table:table-cell>
          <table:table-cell table:style-name="a1aa06d">
            <text:p text:style-name="Table_20_Contents">c</text:p>
          </table:table-cell>
          <table:table-cell table:style-name="a2b2651">
            <text:p text:style-name="Table_20_Contents">d</text:p>
          </table:table-cell>
          <table:table-cell table:style-name="a211356">
            <text:p text:style-name="Table_20_Contents">e</text:p>
          </table:table-cell>
          <table:table-cell table:style-name="a9fd41b">
            <text:p text:style-name="Table_20_Contents">f</text:p>
          </table:table-cell>
          <table:table-cell table:style-name="ab0b3aa">
            <text:p text:style-name="abb0a91">g</text:p>
          </table:table-cell>
          <table:table-cell table:style-name="aaa5bf0">
            <text:p text:style-name="ab93f60">h</text:p>
          </table:table-cell>
          <table:table-cell table:style-name="a4343ad">
            <text:p text:style-name="afb4b02">i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text-properties fo:country="DE" fo:font-size="12.0pt" fo:language="de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0:56</dc:date>
    <meta:editing-cycles>2</meta:editing-cycles>
    <meta:editing-duration>PT0.022S</meta:editing-duration>
  </office:meta>
</office:document-meta>
</file>